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8e565" officeooo:paragraph-rsid="0018e565"/>
    </style:style>
    <style:style style:name="P2" style:family="paragraph" style:parent-style-name="Standard">
      <style:text-properties fo:font-weight="bold" officeooo:rsid="0018e565" officeooo:paragraph-rsid="0018e565" style:font-weight-asian="bold" style:font-weight-complex="bold"/>
    </style:style>
    <style:style style:name="P3" style:family="paragraph" style:parent-style-name="Standard">
      <style:text-properties fo:font-weight="bold" officeooo:rsid="001a6dfe" officeooo:paragraph-rsid="001a6dfe" style:font-weight-asian="bold" style:font-weight-complex="bold"/>
    </style:style>
    <style:style style:name="P4" style:family="paragraph" style:parent-style-name="Standard">
      <style:text-properties fo:font-weight="bold" officeooo:rsid="001e2599" officeooo:paragraph-rsid="001e2599" style:font-weight-asian="bold" style:font-weight-complex="bold"/>
    </style:style>
    <style:style style:name="P5" style:family="paragraph" style:parent-style-name="Standard">
      <style:text-properties officeooo:rsid="001a6dfe" officeooo:paragraph-rsid="001a6dfe"/>
    </style:style>
    <style:style style:name="P6" style:family="paragraph" style:parent-style-name="Standard">
      <style:text-properties officeooo:rsid="001e2599" officeooo:paragraph-rsid="001e2599"/>
    </style:style>
    <style:style style:name="P7" style:family="paragraph" style:parent-style-name="Standard">
      <style:text-properties officeooo:rsid="001f7b91" officeooo:paragraph-rsid="001f7b91"/>
    </style:style>
    <style:style style:name="T1" style:family="text">
      <style:text-properties officeooo:rsid="001a6dfe"/>
    </style:style>
    <style:style style:name="T2" style:family="text">
      <style:text-properties officeooo:rsid="001a979a"/>
    </style:style>
    <style:style style:name="T3" style:family="text">
      <style:text-properties officeooo:rsid="001e2599"/>
    </style:style>
    <style:style style:name="T4" style:family="text">
      <style:text-properties officeooo:rsid="001f7b91"/>
    </style:style>
    <style:style style:name="T5" style:family="text">
      <style:text-properties officeooo:rsid="0022da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ckground:</text:p>
      <text:p text:style-name="P6"/>
      <text:p text:style-name="P6">Pierre Auger Observatory (PAO) – A hybrid detector located near Malargue, Argentina. PAO involves detection of particles using <text:span text:style-name="T4">24</text:span> fluorescence telescopes and <text:span text:style-name="T4">16000 </text:span>surface <text:span text:style-name="T4">detectors</text:span> <text:span text:style-name="T4">covering 3000 square kms</text:span>. The atmosphere is used as an interaction medium for the primary particles and main focus on detecting hadronic particles (proton/iron nuclei) <text:s/>and .</text:p>
      <text:p text:style-name="P6"/>
      <text:p text:style-name="P6"><text:s/>ICECUBE – neutrino detector at the south pole located within the ice. <text:span text:style-name="T4">86 strings of l</text:span>ight detecting modules have been drilled <text:span text:style-name="T4">1.5 to 2.5 km below the surface. <text:s/>ICECUBE has full sky coverage as can detect neutrinos from all directions.</text:span></text:p>
      <text:p text:style-name="P6"/>
      <text:p text:style-name="P7">CTA/HESS – HESS stands f<text:span text:style-name="T5">or</text:span> High Energy Stereoscopic system and is an array of 5 imaging atmosphere cherenkov telescopes.</text:p>
      <text:p text:style-name="P1"/>
      <text:p text:style-name="P4">Challenges:</text:p>
      <text:p text:style-name="P1"/>
      <text:p text:style-name="P1">Two <text:span text:style-name="T3">main challenges</text:span> in the High Energy Astrophysics Field that are continuously being worked on and improved:</text:p>
      <text:p text:style-name="P1"/>
      <text:p text:style-name="P2"><text:span text:style-name="T1">1) </text:span>Detected event classification:</text:p>
      <text:p text:style-name="P1"/>
      <text:p text:style-name="P1">When we detected an event, we want to know <text:span text:style-name="T1">what the primary cause was eg. primary interaction of proton, photon, electron, iron nucleus or something else. Currently unable to do individual event classification and is done by looking at the mean and standard deviation to infer characteristics. </text:span></text:p>
      <text:p text:style-name="P1"/>
      <text:p text:style-name="P3">2) Event Source correlation:</text:p>
      <text:p text:style-name="P5"/>
      <text:p text:style-name="P5">We want to know where these high energy particles come from. Currently this is achieved by <text:span text:style-name="T2">looking for groupings of arrival directions and calculating the significance again the chances this would happen by random chance. </text:span></text:p>
      <text:p text:style-name="P5"/>
      <text:p text:style-name="P6">To classify an event, we want to find its energy, direction and depth of propagation through the observed medium – atmosphere for Pierre Auger Observatory and CTA and ice for ICECUB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7:54:38.506059001</meta:creation-date>
    <dc:date>2018-09-17T17:51:30.940944510</dc:date>
    <meta:editing-duration>PT4H3M32S</meta:editing-duration>
    <meta:editing-cycles>3</meta:editing-cycles>
    <meta:generator>LibreOffice/5.1.6.2$Linux_X86_64 LibreOffice_project/10m0$Build-2</meta:generator>
    <meta:document-statistic meta:table-count="0" meta:image-count="0" meta:object-count="0" meta:page-count="1" meta:paragraph-count="11" meta:word-count="247" meta:character-count="1601" meta:non-whitespace-character-count="1356"/>
  </office:meta>
</office:document-meta>
</file>